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2034" officeooo:paragraph-rsid="00072034"/>
    </style:style>
    <style:style style:name="P2" style:family="paragraph" style:parent-style-name="Standard">
      <style:text-properties officeooo:rsid="00072aeb" officeooo:paragraph-rsid="00072aeb"/>
    </style:style>
    <style:style style:name="P3" style:family="paragraph" style:parent-style-name="Standard">
      <style:text-properties officeooo:rsid="00090f47" officeooo:paragraph-rsid="00090f47"/>
    </style:style>
    <style:style style:name="P4" style:family="paragraph" style:parent-style-name="Standard">
      <style:text-properties officeooo:rsid="0009b84b" officeooo:paragraph-rsid="0009b84b"/>
    </style:style>
    <style:style style:name="P5" style:family="paragraph" style:parent-style-name="Standard">
      <style:text-properties officeooo:rsid="000b3083" officeooo:paragraph-rsid="000b3083"/>
    </style:style>
    <style:style style:name="P6" style:family="paragraph" style:parent-style-name="Standard" style:list-style-name="L1">
      <style:text-properties officeooo:rsid="000b3083" officeooo:paragraph-rsid="000b3083"/>
    </style:style>
    <style:style style:name="P7" style:family="paragraph" style:parent-style-name="Standard" style:list-style-name="L1">
      <style:text-properties officeooo:rsid="000b3083" officeooo:paragraph-rsid="000d272d"/>
    </style:style>
    <style:style style:name="P8" style:family="paragraph" style:parent-style-name="Standard" style:list-style-name="L1">
      <style:text-properties officeooo:rsid="000b3083" officeooo:paragraph-rsid="000d694b"/>
    </style:style>
    <style:style style:name="P9" style:family="paragraph" style:parent-style-name="Standard" style:list-style-name="L1">
      <style:text-properties officeooo:rsid="000b3083" officeooo:paragraph-rsid="001a0597"/>
    </style:style>
    <style:style style:name="P10" style:family="paragraph" style:parent-style-name="Standard">
      <style:text-properties officeooo:rsid="000b3083" officeooo:paragraph-rsid="000d694b"/>
    </style:style>
    <style:style style:name="P11" style:family="paragraph" style:parent-style-name="Standard">
      <style:text-properties officeooo:rsid="000b3083" officeooo:paragraph-rsid="001a0597"/>
    </style:style>
    <style:style style:name="P12" style:family="paragraph" style:parent-style-name="Standard" style:list-style-name="L1">
      <style:text-properties officeooo:rsid="000b38e3" officeooo:paragraph-rsid="000b38e3"/>
    </style:style>
    <style:style style:name="P13" style:family="paragraph" style:parent-style-name="Standard" style:list-style-name="L1">
      <style:text-properties officeooo:rsid="000b38e3" officeooo:paragraph-rsid="000d272d"/>
    </style:style>
    <style:style style:name="P14" style:family="paragraph" style:parent-style-name="Standard" style:list-style-name="L1">
      <style:text-properties officeooo:rsid="000b38e3" officeooo:paragraph-rsid="000d694b"/>
    </style:style>
    <style:style style:name="P15" style:family="paragraph" style:parent-style-name="Standard" style:list-style-name="L1">
      <style:text-properties officeooo:rsid="000b38e3" officeooo:paragraph-rsid="001a0597"/>
    </style:style>
    <style:style style:name="P16" style:family="paragraph" style:parent-style-name="Standard">
      <style:text-properties officeooo:rsid="000b38e3" officeooo:paragraph-rsid="000d694b"/>
    </style:style>
    <style:style style:name="P17" style:family="paragraph" style:parent-style-name="Standard" style:list-style-name="L1">
      <style:text-properties officeooo:rsid="000d272d" officeooo:paragraph-rsid="000d272d"/>
    </style:style>
    <style:style style:name="P18" style:family="paragraph" style:parent-style-name="Standard" style:list-style-name="L1">
      <style:text-properties officeooo:rsid="000d272d" officeooo:paragraph-rsid="000d694b"/>
    </style:style>
    <style:style style:name="P19" style:family="paragraph" style:parent-style-name="Standard">
      <style:text-properties officeooo:rsid="000d272d" officeooo:paragraph-rsid="000d272d"/>
    </style:style>
    <style:style style:name="P20" style:family="paragraph" style:parent-style-name="Standard">
      <style:paragraph-properties fo:break-before="page"/>
      <style:text-properties officeooo:rsid="000d272d" officeooo:paragraph-rsid="000d272d"/>
    </style:style>
    <style:style style:name="P21" style:family="paragraph" style:parent-style-name="Standard">
      <style:text-properties officeooo:rsid="000d272d" officeooo:paragraph-rsid="000d694b"/>
    </style:style>
    <style:style style:name="P22" style:family="paragraph" style:parent-style-name="Standard">
      <style:text-properties officeooo:rsid="000d272d" officeooo:paragraph-rsid="001a0597"/>
    </style:style>
    <style:style style:name="P23" style:family="paragraph" style:parent-style-name="Standard" style:list-style-name="L1">
      <style:text-properties officeooo:rsid="000d694b" officeooo:paragraph-rsid="000d694b"/>
    </style:style>
    <style:style style:name="P24" style:family="paragraph" style:parent-style-name="Standard">
      <style:text-properties officeooo:rsid="000e4fd6" officeooo:paragraph-rsid="000e4fd6"/>
    </style:style>
    <style:style style:name="P25" style:family="paragraph" style:parent-style-name="Standard" style:list-style-name="L1">
      <style:text-properties officeooo:rsid="0010a365" officeooo:paragraph-rsid="00169c3a"/>
    </style:style>
    <style:style style:name="P26" style:family="paragraph" style:parent-style-name="Standard" style:list-style-name="L1">
      <style:text-properties officeooo:rsid="00125f18" officeooo:paragraph-rsid="00125f18"/>
    </style:style>
    <style:style style:name="P27" style:family="paragraph" style:parent-style-name="Standard" style:list-style-name="L1">
      <style:text-properties officeooo:rsid="00125f18" officeooo:paragraph-rsid="00169c3a"/>
    </style:style>
    <style:style style:name="P28" style:family="paragraph" style:parent-style-name="Standard" style:list-style-name="L1">
      <style:text-properties officeooo:rsid="00125f18" officeooo:paragraph-rsid="001a0597"/>
    </style:style>
    <style:style style:name="P29" style:family="paragraph" style:parent-style-name="Standard" style:list-style-name="L1">
      <style:text-properties officeooo:rsid="00141e92" officeooo:paragraph-rsid="00141e92"/>
    </style:style>
    <style:style style:name="P30" style:family="paragraph" style:parent-style-name="Standard" style:list-style-name="L1">
      <style:text-properties officeooo:rsid="00141e92" officeooo:paragraph-rsid="001a0597"/>
    </style:style>
    <style:style style:name="P31" style:family="paragraph" style:parent-style-name="Standard" style:list-style-name="L1">
      <style:text-properties officeooo:rsid="0016087e" officeooo:paragraph-rsid="00169c3a"/>
    </style:style>
    <style:style style:name="P32" style:family="paragraph" style:parent-style-name="Standard" style:list-style-name="L1">
      <style:text-properties officeooo:rsid="00169c3a" officeooo:paragraph-rsid="00169c3a"/>
    </style:style>
    <style:style style:name="P33" style:family="paragraph" style:parent-style-name="Standard" style:list-style-name="L1">
      <style:text-properties officeooo:rsid="00169c3a" officeooo:paragraph-rsid="001a0597"/>
    </style:style>
    <style:style style:name="P34" style:family="paragraph" style:parent-style-name="Standard">
      <style:text-properties officeooo:rsid="00171756" officeooo:paragraph-rsid="00171756"/>
    </style:style>
    <style:style style:name="P35" style:family="paragraph" style:parent-style-name="Standard">
      <style:text-properties officeooo:rsid="00171756" officeooo:paragraph-rsid="001a0597"/>
    </style:style>
    <style:style style:name="P36" style:family="paragraph" style:parent-style-name="Standard">
      <style:text-properties officeooo:rsid="0018e027" officeooo:paragraph-rsid="0018e027"/>
    </style:style>
    <style:style style:name="P37" style:family="paragraph" style:parent-style-name="Standard">
      <style:text-properties officeooo:rsid="0018e027" officeooo:paragraph-rsid="001a0597"/>
    </style:style>
    <style:style style:name="P38" style:family="paragraph" style:parent-style-name="Standard">
      <style:text-properties officeooo:rsid="001c048a" officeooo:paragraph-rsid="001c048a"/>
    </style:style>
    <style:style style:name="P39" style:family="paragraph" style:parent-style-name="Standard">
      <style:text-properties officeooo:rsid="001d1d5d" officeooo:paragraph-rsid="001d1d5d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rsid="001d1d5d" officeooo:paragraph-rsid="001d1d5d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1d1d5d" officeooo:paragraph-rsid="001d1d5d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officeooo:rsid="001d1d5d" officeooo:paragraph-rsid="001d1d5d"/>
    </style:style>
    <style:style style:name="P43" style:family="paragraph" style:parent-style-name="Standard">
      <style:paragraph-properties fo:margin-left="2.501cm" fo:margin-right="0cm" fo:text-indent="0cm" style:auto-text-indent="false"/>
      <style:text-properties officeooo:rsid="001d1d5d" officeooo:paragraph-rsid="001d1d5d"/>
    </style:style>
    <style:style style:name="T1" style:family="text">
      <style:text-properties officeooo:rsid="000b38e3"/>
    </style:style>
    <style:style style:name="T2" style:family="text">
      <style:text-properties officeooo:rsid="000d694b"/>
    </style:style>
    <style:style style:name="T3" style:family="text">
      <style:text-properties officeooo:rsid="000e4fd6"/>
    </style:style>
    <style:style style:name="T4" style:family="text">
      <style:text-properties officeooo:rsid="00125f18"/>
    </style:style>
    <style:style style:name="T5" style:family="text">
      <style:text-properties officeooo:rsid="0016087e"/>
    </style:style>
    <style:style style:name="T6" style:family="text">
      <style:text-properties officeooo:rsid="00169c3a"/>
    </style:style>
    <style:style style:name="T7" style:family="text">
      <style:text-properties officeooo:rsid="001966dc"/>
    </style:style>
    <style:style style:name="T8" style:family="text">
      <style:text-properties officeooo:rsid="001a0597"/>
    </style:style>
    <style:style style:name="T9" style:family="text">
      <style:text-properties officeooo:rsid="001d1d5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yer Cake</text:p>
      <text:p text:style-name="P1">A Scoping Exercise</text:p>
      <text:p text:style-name="P1">Objects, Processes</text:p>
      <text:p text:style-name="P1">Groups, Services</text:p>
      <text:p text:style-name="P1">Release, Deploy</text:p>
      <text:p text:style-name="P1"/>
      <text:p text:style-name="P2">A networking solution that doesnt consider what is actually needed is taking a leap of faith that either the gaps are nicely filled in or that somebody else will do that.</text:p>
      <text:p text:style-name="P2"/>
      <text:p text:style-name="P2">There is a go-to-whoa for all software, i.e. from writing a code fragment to rebuilding a broken cloud deployment, to decommissioning a LAN deployment. Every single instance of distributed computing must tackle the same issues. Either there is something that takes care of the full end-to-end or there are high quality integrations between different products that achieves the same end.</text:p>
      <text:p text:style-name="P2"/>
      <text:p text:style-name="P3">Distributed systems are a PITA because the overall experience of being a developer is awful. Testing of a function is fine. Testing of a process – you could argue – is fine-ish. Testing of a distributed system, i.e. multiple processes, is not even close to fine.</text:p>
      <text:p text:style-name="P3"/>
      <text:p text:style-name="P3">A production system is just another instance of a testing system.</text:p>
      <text:p text:style-name="P3">Or a testing system is just another instance of a production system.</text:p>
      <text:p text:style-name="P3"/>
      <text:p text:style-name="P4">A distributed system is not complete without an update mechanism which means</text:p>
      <text:p text:style-name="P4"/>
      <text:p text:style-name="P4">A distributed system is a collection of hosts that are configured to run a collection of processes that are coded to run a suite of services and initiate an array of connections.</text:p>
      <text:p text:style-name="P4"/>
      <text:p text:style-name="P5">It exists as consequence of a supporting infrastructure</text:p>
      <text:p text:style-name="P5"/>
      <text:p text:style-name="P5">The supporting infrastructure is manually installed/configured</text:p>
      <text:p text:style-name="P5"/>
      <text:p text:style-name="P5">This is so that manual installation/configuration happens only once, i.e. the rest is just a use of the first.</text:p>
      <text:p text:style-name="P5"/>
      <text:p text:style-name="P5">One distributed system (DS1) is the thing that gives birth to everything else.</text:p>
      <text:p text:style-name="P19"/>
      <text:p text:style-name="P38">TESTING</text:p>
      <text:p text:style-name="P38">type transformations</text:p>
      <text:p text:style-name="P38">codecs</text:p>
      <text:p text:style-name="P38">files and folders</text:p>
      <text:p text:style-name="P38">async messaging</text:p>
      <text:p text:style-name="P38">listen and connect</text:p>
      <text:p text:style-name="P38">publish and subscribe (PROCESS?)</text:p>
      <text:p text:style-name="P38">send and select</text:p>
      <text:p text:style-name="P38">machines</text:p>
      <text:p text:style-name="P38">run a utility (i.e. no settings), perhaps CLI</text:p>
      <text:p text:style-name="P38">CLI (i.e. process groups)</text:p>
      <text:p text:style-name="P38">Particular process groups, e.g. ansar host, ansar lan, ansar wan, <text:span text:style-name="T9">FTP server and client</text:span></text:p>
      <text:p text:style-name="P38">Distributed groups, i.e. across host, VMs, cloud</text:p>
      <text:p text:style-name="P38"/>
      <text:p text:style-name="P39">Everything stays within repo and test folders until CLI</text:p>
      <text:p text:style-name="P39">CLI creates group folders, or CLI starts standard processes that create files/folders</text:p>
      <text:p text:style-name="P39"/>
      <text:p text:style-name="P39"><text:soft-page-break/>entry</text:p>
      <text:p text:style-name="P39"><text:tab/>testing-0-complexity-stress</text:p>
      <text:p text:style-name="P40"><text:tab/>storage</text:p>
      <text:p text:style-name="P40"><text:tab/>start_stop</text:p>
      <text:p text:style-name="P40"><text:tab/>created</text:p>
      <text:p text:style-name="P40"><text:tab/>executable</text:p>
      <text:p text:style-name="P40"><text:tab/>guid</text:p>
      <text:p text:style-name="P40"><text:tab/>retry</text:p>
      <text:p text:style-name="P41">model</text:p>
      <text:p text:style-name="P40">db</text:p>
      <text:p text:style-name="P39">logs</text:p>
      <text:p text:style-name="P39"><text:tab/>testing-0-complexity-stress</text:p>
      <text:p text:style-name="P43">2024h10h01T14c37c18p633</text:p>
      <text:p text:style-name="P43">2024h10h01T14c37c18p633</text:p>
      <text:p text:style-name="P39">bin</text:p>
      <text:p text:style-name="P39">settings</text:p>
      <text:p text:style-name="P39">tmp</text:p>
      <text:p text:style-name="P39">lock</text:p>
      <text:p text:style-name="P39">resource</text:p>
      <text:p text:style-name="P39">input</text:p>
      <text:p text:style-name="P39"/>
      <text:p text:style-name="P39"/>
      <text:p text:style-name="P20">UNIT TESTS ONLY</text:p>
      <text:p text:style-name="P34">Everything up to, but not including, standard processes.</text:p>
      <text:p text:style-name="P34">Incudes codecs, files and folders</text:p>
      <text:p text:style-name="P34">Includes async messaging</text:p>
      <text:p text:style-name="P36">Includes networking, i.e. within a single process</text:p>
      <text:p text:style-name="P34">Includes the starting of utilities (non-curated args)</text:p>
      <text:p text:style-name="P5"/>
      <text:list xml:id="list2715151274" text:style-name="L1">
        <text:list-item>
          <text:p text:style-name="P6"><text:span text:style-name="T1">Starts with a repo of </text:span><text:span text:style-name="T3">library </text:span><text:span text:style-name="T1">source modules</text:span></text:p>
        </text:list-item>
        <text:list-item>
          <text:p text:style-name="P12">All unit tests are passing</text:p>
          <text:list>
            <text:list-item>
              <text:p text:style-name="P26">type conversions</text:p>
            </text:list-item>
            <text:list-item>
              <text:p text:style-name="P26">codecs</text:p>
            </text:list-item>
            <text:list-item>
              <text:p text:style-name="P26">files and folders</text:p>
            </text:list-item>
            <text:list-item>
              <text:p text:style-name="P26">listen and connect</text:p>
            </text:list-item>
            <text:list-item>
              <text:p text:style-name="P29">run a utility (group), <text:span text:style-name="T6">no settings</text:span></text:p>
              <text:list>
                <text:list-item>
                  <text:p text:style-name="P32">values to args</text:p>
                </text:list-item>
                <text:list-item>
                  <text:p text:style-name="P32">set environment</text:p>
                </text:list-item>
                <text:list-item>
                  <text:p text:style-name="P32">value to input, output to value</text:p>
                </text:list-item>
                <text:list-item>
                  <text:p text:style-name="P32">standard exit status default</text:p>
                </text:list-item>
                <text:list-item>
                  <text:p text:style-name="P32">set cwd</text:p>
                </text:list-item>
              </text:list>
            </text:list-item>
          </text:list>
        </text:list-item>
        <text:list-item>
          <text:p text:style-name="P32">Release, build, push to pypi</text:p>
        </text:list-item>
      </text:list>
      <text:p text:style-name="P22"/>
      <text:p text:style-name="P22"><text:span text:style-name="T8">NETWORK</text:span> TESTS</text:p>
      <text:p text:style-name="P35">Everything up to, but not including, standard processes.</text:p>
      <text:p text:style-name="P35">Incudes codecs, files and folders</text:p>
      <text:p text:style-name="P35">Includes async messaging</text:p>
      <text:p text:style-name="P37">Includes networking, i.e. within a single process</text:p>
      <text:p text:style-name="P35">Includes the starting of utilities (non-curated args)</text:p>
      <text:p text:style-name="P11"/>
      <text:list xml:id="list142234476476899" text:continue-numbering="true" text:style-name="L1">
        <text:list-item>
          <text:p text:style-name="P9"><text:span text:style-name="T1">Starts with a repo of </text:span><text:span text:style-name="T3">library </text:span><text:span text:style-name="T1">source modules</text:span></text:p>
        </text:list-item>
        <text:list-item>
          <text:p text:style-name="P15">All unit tests are passing</text:p>
          <text:list>
            <text:list-item>
              <text:p text:style-name="P28">type conversions</text:p>
            </text:list-item>
            <text:list-item>
              <text:p text:style-name="P28">codecs</text:p>
            </text:list-item>
            <text:list-item>
              <text:p text:style-name="P28">files and folders</text:p>
            </text:list-item>
            <text:list-item>
              <text:p text:style-name="P28">listen and connect</text:p>
            </text:list-item>
            <text:list-item>
              <text:p text:style-name="P30">run a utility (group), <text:span text:style-name="T6">no settings</text:span></text:p>
              <text:list>
                <text:list-item>
                  <text:p text:style-name="P33">values to args</text:p>
                </text:list-item>
                <text:list-item>
                  <text:p text:style-name="P33">set environment</text:p>
                </text:list-item>
                <text:list-item>
                  <text:p text:style-name="P33">value to input, output to value</text:p>
                </text:list-item>
                <text:list-item>
                  <text:p text:style-name="P33">standard exit status default</text:p>
                </text:list-item>
                <text:list-item>
                  <text:p text:style-name="P33">set cwd</text:p>
                </text:list-item>
              </text:list>
            </text:list-item>
          </text:list>
        </text:list-item>
        <text:list-item>
          <text:p text:style-name="P33">Release, build, push to pypi</text:p>
        </text:list-item>
      </text:list>
      <text:p text:style-name="P22"/>
      <text:p text:style-name="P21"><text:span text:style-name="T2">GROUP</text:span> <text:span text:style-name="T2">UTILITY TESTING</text:span></text:p>
      <text:p text:style-name="P10"/>
      <text:list xml:id="list142234095942526" text:continue-numbering="true" text:style-name="L1">
        <text:list-item>
          <text:p text:style-name="P8"><text:span text:style-name="T1">Starts with repo of </text:span><text:span text:style-name="T3">library </text:span><text:span text:style-name="T1">source modules</text:span></text:p>
        </text:list-item>
        <text:list-item>
          <text:p text:style-name="P14">All unit tests are passing</text:p>
        </text:list-item>
        <text:list-item>
          <text:p text:style-name="P23">GU testing are passing</text:p>
          <text:list>
            <text:list-item>
              <text:p text:style-name="P25">create a new, empty group</text:p>
            </text:list-item>
            <text:list-item>
              <text:p text:style-name="P25">deploy executables <text:span text:style-name="T4">with</text:span> <text:span text:style-name="T4">resources, </text:span><text:span text:style-name="T5">run tests, get results (rollback?)</text:span></text:p>
            </text:list-item>
            <text:list-item>
              <text:p text:style-name="P25">add roles, <text:span text:style-name="T4">instance of deployed executable</text:span></text:p>
            </text:list-item>
            <text:list-item>
              <text:p text:style-name="P25">update roles, <text:span text:style-name="T4">modify settings and properties</text:span></text:p>
            </text:list-item>
            <text:list-item>
              <text:p text:style-name="P25">delete roles, <text:span text:style-name="T4">remove instance of executable with optional stop</text:span></text:p>
            </text:list-item>
            <text:list-item>
              <text:p text:style-name="P25"><text:soft-page-break/>delete executables, <text:span text:style-name="T4">remove files with optional stop and delete roles</text:span></text:p>
            </text:list-item>
            <text:list-item>
              <text:p text:style-name="P27">destroy a group, remove files and folder with optional stop</text:p>
            </text:list-item>
            <text:list-item>
              <text:p text:style-name="P25">start a selection, default to all except <text:span text:style-name="T4">groups and </text:span>tests</text:p>
            </text:list-item>
            <text:list-item>
              <text:p text:style-name="P31">status of a selection</text:p>
            </text:list-item>
            <text:list-item>
              <text:p text:style-name="P25">stop a selection</text:p>
            </text:list-item>
            <text:list-item>
              <text:p text:style-name="P25">run a selection, default to all except <text:span text:style-name="T4">groups and </text:span>tests</text:p>
            </text:list-item>
            <text:list-item>
              <text:p text:style-name="P31">run tests and get results</text:p>
            </text:list-item>
          </text:list>
        </text:list-item>
        <text:list-item>
          <text:p text:style-name="P14"><text:span text:style-name="T2">GU</text:span> <text:span text:style-name="T2">is part of library scripts, i.e. deployed by installation of package</text:span></text:p>
        </text:list-item>
      </text:list>
      <text:p text:style-name="P16"/>
      <text:p text:style-name="P24"><text:span text:style-name="T7">DISTRIBUTED SYSTEM</text:span> TESTING</text:p>
      <text:p text:style-name="P24"/>
      <text:list xml:id="list142234966983261" text:continue-numbering="true" text:style-name="L1">
        <text:list-item>
          <text:p text:style-name="P18">Either the delta is pushed from the repo or pulled from the group</text:p>
        </text:list-item>
        <text:list-item>
          <text:p text:style-name="P18">The smallest possible set of executables is stopped</text:p>
        </text:list-item>
        <text:list-item>
          <text:p text:style-name="P18">Deltas are executed</text:p>
        </text:list-item>
        <text:list-item>
          <text:p text:style-name="P18">Smallest set are started</text:p>
        </text:list-item>
        <text:list-item>
          <text:p text:style-name="P18">Configured set of group post-delta tests (minimized) are executed</text:p>
        </text:list-item>
        <text:list-item>
          <text:p text:style-name="P18">Results are logged, displayed and used to set group status</text:p>
        </text:list-item>
      </text:list>
      <text:p text:style-name="P21"/>
      <text:p text:style-name="P21"/>
      <text:p text:style-name="P19"/>
      <text:list xml:id="list142235132719007" text:continue-numbering="true" text:style-name="L1">
        <text:list-item>
          <text:p text:style-name="P7"><text:span text:style-name="T1">Starts with a repo of source modules, resource files and very large file references</text:span></text:p>
        </text:list-item>
        <text:list-item>
          <text:p text:style-name="P13">All unit tests are passing, or transition from not passing to passing starts auto release</text:p>
        </text:list-item>
        <text:list-item>
          <text:p text:style-name="P13">One or more executables and all associated files are released, i.e. a delta</text:p>
        </text:list-item>
        <text:list-item>
          <text:p text:style-name="P17">Either the delta is pushed from the repo or pulled from the group</text:p>
        </text:list-item>
        <text:list-item>
          <text:p text:style-name="P17">The smallest possible set of executables is stopped</text:p>
        </text:list-item>
        <text:list-item>
          <text:p text:style-name="P17">Deltas are executed</text:p>
        </text:list-item>
        <text:list-item>
          <text:p text:style-name="P17">Smallest set are started</text:p>
        </text:list-item>
        <text:list-item>
          <text:p text:style-name="P17">Configured set of group post-delta tests (minimized) are executed</text:p>
        </text:list-item>
        <text:list-item>
          <text:p text:style-name="P17">Results are logged, displayed and used to set group status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0:55:22.577416316</meta:creation-date>
    <dc:date>2025-01-15T14:22:33.027269241</dc:date>
    <meta:editing-duration>P1DT1H4M37S</meta:editing-duration>
    <meta:editing-cycles>1</meta:editing-cycles>
    <meta:document-statistic meta:table-count="0" meta:image-count="0" meta:object-count="0" meta:page-count="4" meta:paragraph-count="123" meta:word-count="833" meta:character-count="4914" meta:non-whitespace-character-count="4251"/>
    <meta:generator>LibreOffice/7.3.7.2$Linux_X86_64 LibreOffice_project/30$Build-2</meta:generator>
  </office:meta>
</office:document-meta>
</file>